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setConnecttime( String connec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setMaxtime( String max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Transfer( String name , String dest , String brid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er.setDest(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Transfer( String name , String expr , String cond , String dest , String destexpr , String bridge , String connecttime , String max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er.Trans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.setBridge( String brid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setDestexpr( String dest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